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paragraph-properties fo:margin-left="0.9846in" fo:margin-right="0in" fo:text-indent="-0.25in" style:auto-text-indent="false"/>
    </style:style>
    <style:style style:name="P8" style:family="paragraph" style:parent-style-name="Standard" style:list-style-name="L6">
      <style:paragraph-properties fo:margin-left="0.9846in" fo:margin-right="0in" fo:text-indent="-0.25in" style:auto-text-indent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variant="normal" fo:text-transform="none" fo:color="#000000" style:font-name="sans-serif" fo:font-size="7.25pt" fo:letter-spacing="normal" fo:font-style="normal" fo:font-weight="bold"/>
    </style:style>
    <style:style style:name="P11" style:family="paragraph" style:list-style-name="L1"/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blem definition</text:h>
      <text:list xml:id="list397532086" text:style-name="L1">
        <text:list-header>
          <text:p text:style-name="P9">a description of the situation you solve (i.e. the task)</text:p>
          <text:p text:style-name="P9">This simulation tries to solve an optimalization problem in a local restaurant during lunchtime (peak hours). As guests come for the lunch they have to be served as fast as possible because they have just a limited time for their lunch.</text:p>
          <text:p text:style-name="P9">Our goal is to find an optimal number of tables, seats, kitchen performance and number of waiters to satisfy all incoming guests. </text:p>
        </text:list-header>
      </text:list>
      <text:p text:style-name="Text_20_body">Simulation parts (according to reality):</text:p>
      <text:p text:style-name="Text_20_body">Guests</text:p>
      <text:list xml:id="list841951538" text:style-name="L6">
        <text:list-item>
          <text:p text:style-name="P6">A maximum time for the lunch is 60 minutes.</text:p>
        </text:list-item>
        <text:list-item>
          <text:p text:style-name="P6">When guests spent (0; 75&gt; % of the maximum time in the restaurant they're OK</text:p>
        </text:list-item>
        <text:list-item>
          <text:p text:style-name="P6">When they spent (75; 90&gt; % they're in rush.</text:p>
        </text:list-item>
        <text:list-item>
          <text:p text:style-name="P6">When they spent (90; 100&gt; % they are unsatisfied because they won't be back at their work on time. </text:p>
        </text:list-item>
        <text:list-item>
          <text:p text:style-name="P6">Their flow is following: </text:p>
        </text:list-item>
        <text:list-item>
          <text:p text:style-name="P8">coming</text:p>
        </text:list-item>
        <text:list-item>
          <text:p text:style-name="P8">seating</text:p>
        </text:list-item>
        <text:list-item>
          <text:p text:style-name="P8">ordering</text:p>
        </text:list-item>
        <text:list-item>
          <text:p text:style-name="P8">waiting</text:p>
        </text:list-item>
        <text:list-item>
          <text:p text:style-name="P8">eating</text:p>
        </text:list-item>
        <text:list-item>
          <text:p text:style-name="P8">wanna pay</text:p>
        </text:list-item>
        <text:list-item>
          <text:p text:style-name="P8">leaving</text:p>
        </text:list-item>
        <text:list-item>
          <text:p text:style-name="P8">left</text:p>
        </text:list-item>
      </text:list>
      <text:p text:style-name="P7"/>
      <text:list xml:id="list1177097955" text:style-name="L2">
        <text:list-header>
          <text:p text:style-name="P2"/>
        </text:list-header>
        <text:list-item>
          <text:p text:style-name="P2">after 30 minutes he's getting angry</text:p>
        </text:list-item>
        <text:list-item>
          <text:p text:style-name="P2">prefers seat alone at the table (see Table bellow)</text:p>
        </text:list-item>
        <text:list-item>
          <text:p text:style-name="P2">if the restaurant is crowded (or full) he could be unsatisfied</text:p>
        </text:list-item>
      </text:list>
      <text:p text:style-name="Text_20_body"/>
      <text:list xml:id="list1696351748" text:continue-list="list397532086" text:style-name="L1">
        <text:list-header>
          <text:p text:style-name="P10">Visitor</text:p>
        </text:list-header>
      </text:list>
      <text:list xml:id="list1651203073" text:continue-list="list1177097955" text:style-name="L2">
        <text:list-item>
          <text:p text:style-name="P2">he has to decide what he wants to order (more items on the menu = more time to decide)</text:p>
        </text:list-item>
        <text:list-item>
          <text:p text:style-name="P2">can order any item from the menu and any item from the beverage menu</text:p>
        </text:list-item>
        <text:list-item>
          <text:p text:style-name="P2">he's got just 30 minutes for the lunch because he works and his time for the lunch is limited</text:p>
        </text:list-item>
        <text:list-item>
          <text:p text:style-name="P2">after 30 minutes he's getting angry</text:p>
        </text:list-item>
        <text:list-item>
          <text:p text:style-name="P2">prefers seat alone at the table (see Table bellow)</text:p>
        </text:list-item>
        <text:list-item>
          <text:p text:style-name="P2">if the restaurant is crowded (or full) he could be unsatisfied</text:p>
        </text:list-item>
      </text:list>
      <text:p text:style-name="Standard">Waiter</text:p>
      <text:list xml:id="list1347343154" text:style-name="L3">
        <text:list-item>
          <text:p text:style-name="P3">receives orders from visitors</text:p>
        </text:list-item>
        <text:list-item>
          <text:p text:style-name="P3">put orders to the kitchen</text:p>
        </text:list-item>
        <text:list-item>
          <text:p text:style-name="P3">serve orders from kitchen to the table (visitor)</text:p>
        </text:list-item>
      </text:list>
      <text:p text:style-name="Standard">Cook</text:p>
      <text:list xml:id="list62701296" text:style-name="L4">
        <text:list-item>
          <text:p text:style-name="P4">works in the kitchen</text:p>
        </text:list-item>
        <text:list-item>
          <text:p text:style-name="P4">prepares lunches</text:p>
        </text:list-item>
        <text:list-item>
          <text:p text:style-name="P4">the more kinds of lunches, the more time to prepare or cook the lunch</text:p>
        </text:list-item>
      </text:list>
      <text:p text:style-name="Standard">Table</text:p>
      <text:list xml:id="list2035064475" text:style-name="L5">
        <text:list-item>
          <text:p text:style-name="P5">provides 1-4 places for visitors</text:p>
        </text:list-item>
        <text:list-item>
          <text:p text:style-name="P5"><text:soft-page-break/>they are placed in the restaurant and each of them has different distance from kitchen and bar</text:p>
        </text:list-item>
        <text:list-item>
          <text:p text:style-name="P5">more tables = more places for seat = more visitors</text:p>
        </text:list-item>
      </text:list>
      <text:p text:style-name="Standard">The simulation goal is to set a real model of the restaurant and try to find a better optimum of menu items/waiters count/cooks count related to customers satisfaction.</text:p>
      <text:list xml:id="list899149739" text:continue-list="list1696351748" text:style-name="L1">
        <text:list-item>
          <text:p text:style-name="P1"/>
        </text:list-item>
      </text:list>
      <text:p text:style-name="Text_20_body"/>
      <text:h text:style-name="Heading_20_2" text:outline-level="2">Method</text:h>
      <text:list xml:id="list1227511443" text:continue-numbering="true" text:style-name="L1">
        <text:list-header>
          <text:p text:style-name="P9">the discussion of possible solutions, the selection of method and tools for the solution, reasons for such choice (why the selected methods and tools are the best for the problem)</text:p>
        </text:list-header>
      </text:list>
      <text:h text:style-name="Heading_20_2" text:outline-level="2">Detailed description of the method</text:h>
      <text:list xml:id="list969697781" text:continue-numbering="true" text:style-name="L1">
        <text:list-header>
          <text:p text:style-name="P9">including parameters, ranges, schemes, model limitations, etc. The description must be detailed enough that anybody could replicate the experiment event without your model source codes.</text:p>
        </text:list-header>
      </text:list>
      <text:h text:style-name="Heading_20_2" text:outline-level="2">Results</text:h>
      <text:list xml:id="list1517480193" text:continue-numbering="true" text:style-name="L1">
        <text:list-header>
          <text:p text:style-name="P9">list of results, their analysis, interpretation and evaluation</text:p>
          <text:p text:style-name="P9"/>
        </text:list-header>
      </text:list>
      <text:h text:style-name="Heading_20_2" text:outline-level="2">Conclusion</text:h>
      <text:list xml:id="list1834083988" text:continue-numbering="true" text:style-name="L1">
        <text:list-header>
          <text:p text:style-name="P9">how the problem was solved</text:p>
        </text:list-header>
      </text:list>
      <text:h text:style-name="Heading_20_2" text:outline-level="2">Citations</text:h>
      <text:h text:style-name="Heading_20_2" text:outline-level="2">Model source code</text:h>
      <text:p text:style-name="Standard">(xls, spm, nlogo, mdl, etc. fil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31T15:18:40</meta:creation-date>
    <meta:generator>LibreOffice/3.5$MacOSX_x86 LibreOffice_project/e0fbe70-dcba98b-297ab39-994e618-0f858f0</meta:generator>
    <dc:date>2012-12-31T16:23:32</dc:date>
    <meta:editing-duration>PT1H3M38S</meta:editing-duration>
    <meta:editing-cycles>40</meta:editing-cycles>
    <meta:document-statistic meta:table-count="0" meta:image-count="0" meta:object-count="0" meta:page-count="2" meta:paragraph-count="53" meta:word-count="476" meta:character-count="2547" meta:non-whitespace-character-count="2160"/>
  </office:meta>
</office:document-meta>
</file>